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1.974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84" calcext:value-type="float">
            <text:p>84</text:p>
          </table:table-cell>
          <table:table-cell table:style-name="ce7" table:formula="of:=COUNTIF([.B7:.B135];&quot;X&quot;)" office:value-type="float" office:value="65" calcext:value-type="float">
            <text:p>65</text:p>
          </table:table-cell>
          <table:table-cell table:style-name="ce7" table:formula="of:=COUNTIF([.C7:.C135];&quot;X&quot;)" office:value-type="float" office:value="9" calcext:value-type="float">
            <text:p>9</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4" calcext:value-type="float">
            <text:p>14</text:p>
          </table:table-cell>
          <table:table-cell table:style-name="ce25" table:formula="of:=SUM([.B2:.F2])" office:value-type="float" office:value="98" calcext:value-type="float">
            <text:p>98</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 table:number-rows-repeated="1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table-cell table:style-name="ce6" office:value-type="string" calcext:value-type="string">
            <text:p>^</text:p>
          </table:table-cell>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2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6">00/00/0000</text:date>, <text:time style:data-style-name="N2" text:time-value="20:54:41.42670803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06T20:55:35.514334261</dc:date>
    <meta:editing-duration>PT8H19M31S</meta:editing-duration>
    <meta:editing-cycles>112</meta:editing-cycles>
    <meta:document-statistic meta:table-count="1" meta:cell-count="482" meta:object-count="0"/>
  </office:meta>
</office:document-meta>
</file>